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eff Rush</text:initial-creator></text:p>
      <text:p text:style-name="OrgSubtitle"/>
      <text:p text:style-name="Text_20_body">Export this file as an odt file to create a styles.odt template
file. The styles can be modified further in LibreOffice using the
<text:span text:style-name="OrgCode">Format &gt; Styles and Formatting</text:span> menu item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eff Rush</dc:creator>
    <meta:initial-creator>Jeff Rush</meta:initial-creator>
    <dc:date>2022-03-08T05:11:58</dc:date>
    <meta:creation-date>2022-03-08T05:11:58</meta:creation-date>
    <meta:generator>Emacs 27.1 (Org mode 9.3)</meta:generator>
    <meta:keyword/>
    <dc:subject/>
    <dc:title/>
  </office:meta>
</office:document-meta>
</file>